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031a" officeooo:paragraph-rsid="000b031a"/>
    </style:style>
    <style:style style:name="P2" style:family="paragraph" style:parent-style-name="Standard">
      <style:text-properties officeooo:rsid="000b031a" officeooo:paragraph-rsid="000caec1"/>
    </style:style>
    <style:style style:name="P3" style:family="paragraph" style:parent-style-name="Standard">
      <style:text-properties officeooo:rsid="000b031a" officeooo:paragraph-rsid="00155dd0"/>
    </style:style>
    <style:style style:name="P4" style:family="paragraph" style:parent-style-name="Standard">
      <style:text-properties officeooo:rsid="000caec1" officeooo:paragraph-rsid="000caec1"/>
    </style:style>
    <style:style style:name="P5" style:family="paragraph" style:parent-style-name="Standard">
      <style:text-properties officeooo:rsid="000caec1" officeooo:paragraph-rsid="000ef5b4"/>
    </style:style>
    <style:style style:name="P6" style:family="paragraph" style:parent-style-name="Standard">
      <style:text-properties officeooo:rsid="000cb530" officeooo:paragraph-rsid="000cb530"/>
    </style:style>
    <style:style style:name="P7" style:family="paragraph" style:parent-style-name="Standard">
      <style:text-properties officeooo:rsid="000cc5b6" officeooo:paragraph-rsid="000cc5b6"/>
    </style:style>
    <style:style style:name="P8" style:family="paragraph" style:parent-style-name="Standard">
      <style:text-properties officeooo:rsid="000ef5b4" officeooo:paragraph-rsid="000ef5b4"/>
    </style:style>
    <style:style style:name="P9" style:family="paragraph" style:parent-style-name="Standard">
      <style:text-properties officeooo:rsid="00115446" officeooo:paragraph-rsid="00115446"/>
    </style:style>
    <style:style style:name="P10" style:family="paragraph" style:parent-style-name="Standard">
      <style:text-properties officeooo:rsid="0013f586" officeooo:paragraph-rsid="0013f586"/>
    </style:style>
    <style:style style:name="P11" style:family="paragraph" style:parent-style-name="Standard">
      <style:text-properties officeooo:rsid="0013fb1c" officeooo:paragraph-rsid="0013fb1c"/>
    </style:style>
    <style:style style:name="T1" style:family="text">
      <style:text-properties officeooo:rsid="000cb530"/>
    </style:style>
    <style:style style:name="T2" style:family="text">
      <style:text-properties officeooo:rsid="000cc5b6"/>
    </style:style>
    <style:style style:name="T3" style:family="text">
      <style:text-properties officeooo:rsid="000e4911"/>
    </style:style>
    <style:style style:name="T4" style:family="text">
      <style:text-properties officeooo:rsid="000ef5b4"/>
    </style:style>
    <style:style style:name="T5" style:family="text">
      <style:text-properties officeooo:rsid="000fa77d"/>
    </style:style>
    <style:style style:name="T6" style:family="text">
      <style:text-properties officeooo:rsid="00122a0e"/>
    </style:style>
    <style:style style:name="T7" style:family="text">
      <style:text-properties officeooo:rsid="00155dd0"/>
    </style:style>
    <style:style style:name="T8" style:family="text">
      <style:text-properties officeooo:rsid="00169a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tricciones:</text:p>
      <text:p text:style-name="P1"/>
      <text:p text:style-name="P4"><text:span text:style-name="T1"><text:s/></text:span>Legisladores:<text:line-break/><text:span text:style-name="T4">El atributo edad</text:span> de cada legislador que sea diputado es de por lo menos 25.</text:p>
      <text:p text:style-name="P5"><text:span text:style-name="T4">El atributo edad</text:span> <text:s/>de cada legislador en la cámara de senadores es de al menos 30.</text:p>
      <text:p text:style-name="P6">La fecha de inicio de cargo de ser menor a la fecha de fin de cargo.</text:p>
      <text:p text:style-name="P6">No puede haber un legislador que sea legislador y diputado en periodos de inicio <text:span text:style-name="T5">de periodo</text:span> y fin <text:span text:style-name="T5">periodo</text:span> solapados.</text:p>
      <text:p text:style-name="P1"/>
      <text:p text:style-name="P1">Entidad periodo:<text:line-break/>“la fecha de inicio de ser anterior a la fecha de fin”.</text:p>
      <text:p text:style-name="P1"/>
      <text:p text:style-name="P6">Entidad Camara diputados:<text:line-break/>La cantidad de comisiones que “tiene<text:span text:style-name="T8">EnComision</text:span>” es de 45.</text:p>
      <text:p text:style-name="P6"/>
      <text:p text:style-name="P1">Entidad Sesión:<text:line-break/><text:span text:style-name="T7">L</text:span>a fecha de inicio de ser anterior a la fecha de fin.</text:p>
      <text:p text:style-name="P4">Si una sesión es extraordinaria extiende a una ordinaria.</text:p>
      <text:p text:style-name="P3"><text:span text:style-name="T7">L</text:span>a fecha de inicio <text:span text:style-name="T7">y</text:span> la fecha de fin <text:span text:style-name="T7">deben incluir a la fecha de inicio y fecha fin del periodo de cualquier legislador que asista.</text:span></text:p>
      <text:p text:style-name="P4"/>
      <text:p text:style-name="P4">La fecha de una inicio y fin de una <text:span text:style-name="T2">sesión</text:span> puede estar entre el 1 de marzo al 30 de noviembre de un mismo año.</text:p>
      <text:p text:style-name="P2"/>
      <text:p text:style-name="P1">Relación Posee:<text:line-break/>La fecha de posesión debe ser anterior a la fecha de sucesión.</text:p>
      <text:p text:style-name="P1"/>
      <text:p text:style-name="P1">Relación ParticipaEn:</text:p>
      <text:p text:style-name="P1">La fecha de inicio <text:span text:style-name="T1">participación</text:span> de ser anterior a la fecha de fin de <text:span text:style-name="T1">participación.</text:span></text:p>
      <text:p text:style-name="P1"/>
      <text:p text:style-name="P1">Relacion Preside:<text:line-break/>La fecha de inicio de presidencia debe ser anterior a la fecha de fin de presidencia.</text:p>
      <text:p text:style-name="P1"/>
      <text:p text:style-name="P4">Relacion Voto:<text:line-break/>La suma de los votos totales de un proyecto de ley aprobado es igual a la suma de todos los legisladores que son diputados y todos los legisladores que son senadores.</text:p>
      <text:p text:style-name="P1"/>
      <text:p text:style-name="P4">Miscelaneos:</text:p>
      <text:p text:style-name="P4"/>
      <text:p text:style-name="P4">Todos los legisladores que componen la cámara de diputados, son diputados y todos los que componen la cámara de senadores son senadores.</text:p>
      <text:p text:style-name="P4"/>
      <text:p text:style-name="P4">La cantidad de senadores en la cámara de senadores es de 3* cantidad de provincias.</text:p>
      <text:p text:style-name="P4"/>
      <text:p text:style-name="P7">La cantidad de sesiones po<text:span text:style-name="T3">r</text:span> proyecto de ley es de dos.</text:p>
      <text:p text:style-name="P4"/>
      <text:p text:style-name="P8">La cantidad de legisladores que asiste a cada sesión es menor o igual a la cantidad de legisladores que componen la cámara de diputados o la cantidad de legisladores que componen la cámara senadores.</text:p>
      <text:p text:style-name="P8"/>
      <text:p text:style-name="P8"/>
      <text:p text:style-name="P8">Si un legislador <text:s/>“l” tiene mas de 15 ausencias hasta determinada fecha, entonce son puede haber <text:soft-page-break/>una tupla de la forma (l,s) en la relación asiste donde “s” es una sesión, con fecha dentro del periodo de actividad del legislador.</text:p>
      <text:p text:style-name="P8"/>
      <text:p text:style-name="P9">Si un diputado d, preside una <text:span text:style-name="T6">comisión</text:span> c, en una fecha de in<text:span text:style-name="T6">i</text:span>cio i, y fin d. Entonces no existen dos tuplas t1 y t2 en la <text:span text:style-name="T6">relación</text:span> “preside” de la forma(d,c) con fechas de inicio y fin solapadas.</text:p>
      <text:p text:style-name="P8"/>
      <text:p text:style-name="P10"/>
      <text:p text:style-name="P11">Los atributos fecha de inicio de participacion y fecha de fin participacion de la relacion ParticipaEn deben estar incluidas en la fechaInicio y fechaFin del periodo del diputado implicado en la relacion.</text:p>
      <text:p text:style-name="P8"/>
      <text:p text:style-name="P11">Los atributos fecha de inicio de presidencia y fecha de fin presidencia de la relacion Preside deben estar incluidas en la fechaInicio y fechaFin del periodo del diputado implicado en la relacion.</text:p>
      <text:p text:style-name="P1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3T14:03:01.380000000</meta:creation-date>
    <dc:date>2014-04-13T20:50:20.044000000</dc:date>
    <meta:editing-duration>PT6H16M51S</meta:editing-duration>
    <meta:editing-cycles>12</meta:editing-cycles>
    <meta:generator>LibreOffice/4.1.4.2$Windows_x86 LibreOffice_project/0a0440ccc0227ad9829de5f46be37cfb6edcf72</meta:generator>
    <meta:document-statistic meta:table-count="0" meta:image-count="0" meta:object-count="0" meta:page-count="2" meta:paragraph-count="26" meta:word-count="477" meta:character-count="2668" meta:non-whitespace-character-count="2211"/>
  </office:meta>
</office:document-meta>
</file>